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68cm" fo:min-width="1.18cm"/>
    </style:style>
    <style:style style:name="gr2" style:family="graphic" style:parent-style-name="standard">
      <style:graphic-properties draw:stroke="dash" draw:stroke-dash="Fine_20_Dashed" draw:fill-color="#cfe7f5" draw:textarea-horizontal-align="justify" draw:textarea-vertical-align="middle" draw:auto-grow-height="false" fo:min-height="5.729cm" fo:min-width="8.834cm"/>
    </style:style>
    <style:style style:name="gr3" style:family="graphic" style:parent-style-name="standard">
      <style:graphic-properties draw:textarea-horizontal-align="justify" draw:textarea-vertical-align="middle" draw:auto-grow-height="false" fo:min-height="3.783cm" fo:min-width="3.025cm"/>
    </style:style>
    <style:style style:name="gr4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872cm"/>
    </style:style>
    <style:style style:name="gr9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ff3333" draw:fill="none" draw:fill-color="#ffffff" fo:min-height="0.788cm"/>
    </style:style>
    <style:style style:name="gr11" style:family="graphic" style:parent-style-name="standard">
      <style:graphic-properties draw:stroke="none" svg:stroke-color="#ff3333" draw:fill="none" draw:fill-color="#ffffff" fo:min-height="1.169cm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1.016cm" svg:x="2.016cm" svg:y="6.3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8.667cm" svg:height="18.45cm" draw:transform="skewX (-8.65231669666289E-017) rotate (-0.78173297196826) translate (16.962cm -6.26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1" draw:layer="layout" svg:width="4.699cm" svg:height="5.207cm" svg:x="10.906cm" svg:y="9.6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" draw:text-style-name="P3" draw:layer="layout" svg:x1="10.906cm" svg:y1="12.09cm" svg:x2="9.509cm" svg:y2="12.09cm">
          <text:p/>
        </draw:line>
        <draw:line draw:style-name="gr5" draw:text-style-name="P3" draw:layer="layout" svg:x1="14.924cm" svg:y1="11.301cm" svg:x2="16.321cm" svg:y2="11.301cm">
          <text:p/>
        </draw:line>
        <draw:line draw:style-name="gr5" draw:text-style-name="P3" draw:layer="layout" svg:x1="15.378cm" svg:y1="13.487cm" svg:x2="16.875cm" svg:y2="13.446cm">
          <text:p/>
        </draw:line>
        <draw:line draw:style-name="gr6" draw:text-style-name="P3" draw:layer="layout" svg:x1="13.7cm" svg:y1="14.938cm" svg:x2="13.7cm" svg:y2="16.462cm">
          <text:p/>
        </draw:line>
        <draw:line draw:style-name="gr4" draw:text-style-name="P3" draw:layer="layout" svg:x1="13.319cm" svg:y1="10.185cm" svg:x2="13.319cm" svg:y2="8.915cm">
          <text:p/>
        </draw:line>
        <draw:line draw:style-name="gr7" draw:text-style-name="P3" draw:layer="layout" svg:x1="2.651cm" svg:y1="17.772cm" svg:x2="4.048cm" svg:y2="17.772cm">
          <text:p/>
        </draw:line>
        <draw:frame draw:style-name="gr8" draw:text-style-name="P4" draw:layer="layout" svg:width="8.923cm" svg:height="1.122cm" svg:x="4.523cm" svg:y="17.285cm">
          <draw:text-box>
            <text:p>Unit normal visible by camera</text:p>
          </draw:text-box>
        </draw:frame>
        <draw:line draw:style-name="gr9" draw:text-style-name="P3" draw:layer="layout" svg:x1="10.906cm" svg:y1="14.503cm" svg:x2="9.509cm" svg:y2="14.503cm">
          <text:p/>
        </draw:line>
        <draw:line draw:style-name="gr9" draw:text-style-name="P3" draw:layer="layout" svg:x1="2.651cm" svg:y1="18.872cm" svg:x2="4.048cm" svg:y2="18.872cm">
          <text:p/>
        </draw:line>
        <draw:frame draw:style-name="gr10" draw:text-style-name="P4" draw:layer="layout" svg:width="10.066cm" svg:height="1.038cm" svg:x="4.523cm" svg:y="18.385cm">
          <draw:text-box>
            <text:p>Unit normal not visible by camera</text:p>
          </draw:text-box>
        </draw:frame>
        <draw:frame draw:style-name="gr11" draw:text-style-name="P4" draw:layer="layout" svg:width="13.622cm" svg:height="3.095cm" svg:x="2.451cm" svg:y="20.558cm">
          <draw:text-box>
            <text:list text:style-name="L1">
              <text:list-item>
                <text:p>Unit normal representation: (n_x, n_y, n_z)</text:p>
              </text:list-item>
              <text:list-item>
                <text:p>Unit normal = normalized normal i.e. normal of length 1</text:p>
              </text:list-item>
              <text:list-item>
                <text:p>Normal gives the direction of the point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7T17:52:30.082268964</meta:creation-date>
    <dc:date>2020-07-07T18:09:39.063979303</dc:date>
    <meta:editing-duration>PT6M47S</meta:editing-duration>
    <meta:editing-cycles>3</meta:editing-cycles>
    <meta:generator>LibreOffice/5.1.6.2$Linux_X86_64 LibreOffice_project/10m0$Build-2</meta:generator>
    <meta:document-statistic meta:object-count="14"/>
  </office:meta>
</office:document-meta>
</file>